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72abb7" officeooo:paragraph-rsid="000a811b"/>
    </style:style>
    <style:style style:name="P2" style:family="paragraph" style:parent-style-name="Standard">
      <style:text-properties officeooo:rsid="00655647" officeooo:paragraph-rsid="000a811b"/>
    </style:style>
    <style:style style:name="P3" style:family="paragraph" style:parent-style-name="Standard">
      <style:text-properties officeooo:rsid="006666cc" officeooo:paragraph-rsid="000a811b"/>
    </style:style>
    <style:style style:name="P4" style:family="paragraph" style:parent-style-name="Standard">
      <style:text-properties officeooo:rsid="0067541c" officeooo:paragraph-rsid="000a811b"/>
    </style:style>
    <style:style style:name="P5" style:family="paragraph" style:parent-style-name="Standard">
      <style:text-properties officeooo:rsid="0067b170" officeooo:paragraph-rsid="000a811b"/>
    </style:style>
    <style:style style:name="P6" style:family="paragraph" style:parent-style-name="Standard">
      <style:text-properties officeooo:rsid="00686bdc" officeooo:paragraph-rsid="000a811b"/>
    </style:style>
    <style:style style:name="P7" style:family="paragraph" style:parent-style-name="Standard">
      <style:text-properties officeooo:rsid="0069c347" officeooo:paragraph-rsid="000a811b"/>
    </style:style>
    <style:style style:name="P8" style:family="paragraph" style:parent-style-name="Standard">
      <style:text-properties officeooo:rsid="006a4b1d" officeooo:paragraph-rsid="000a811b"/>
    </style:style>
    <style:style style:name="P9" style:family="paragraph" style:parent-style-name="Standard">
      <style:text-properties officeooo:rsid="00bef3b0" officeooo:paragraph-rsid="000a811b"/>
    </style:style>
    <style:style style:name="P10" style:family="paragraph" style:parent-style-name="Standard">
      <style:text-properties officeooo:rsid="006e11fe" officeooo:paragraph-rsid="000a811b"/>
    </style:style>
    <style:style style:name="P11" style:family="paragraph" style:parent-style-name="Standard">
      <style:text-properties officeooo:rsid="006f4a46" officeooo:paragraph-rsid="000a811b"/>
    </style:style>
    <style:style style:name="P12" style:family="paragraph" style:parent-style-name="Standard">
      <style:text-properties style:font-name="Dudu Cyryllic" officeooo:rsid="006f4a46" officeooo:paragraph-rsid="000a811b"/>
    </style:style>
    <style:style style:name="P13" style:family="paragraph" style:parent-style-name="Standard">
      <style:text-properties style:font-name="Liberation Serif" fo:font-style="italic" officeooo:rsid="006f4a46" officeooo:paragraph-rsid="000a811b" style:font-style-asian="italic" style:font-style-complex="italic"/>
    </style:style>
    <style:style style:name="P14" style:family="paragraph" style:parent-style-name="Standard">
      <style:text-properties style:font-name="Liberation Serif" fo:font-style="italic" officeooo:rsid="00712bbe" officeooo:paragraph-rsid="000a811b" style:font-style-asian="italic" style:font-style-complex="italic"/>
    </style:style>
    <style:style style:name="P15" style:family="paragraph" style:parent-style-name="Standard">
      <style:text-properties officeooo:rsid="00712bbe" officeooo:paragraph-rsid="000a811b"/>
    </style:style>
    <style:style style:name="P16" style:family="paragraph" style:parent-style-name="Heading_20_2">
      <style:paragraph-properties fo:text-align="center" style:justify-single-word="false"/>
      <style:text-properties officeooo:rsid="00bb832f" officeooo:paragraph-rsid="000a811b"/>
    </style:style>
    <style:style style:name="T1" style:family="text">
      <style:text-properties officeooo:rsid="007497b6"/>
    </style:style>
    <style:style style:name="T2" style:family="text">
      <style:text-properties officeooo:rsid="00bd66a5"/>
    </style:style>
    <style:style style:name="T3" style:family="text">
      <style:text-properties officeooo:rsid="00dd7a39"/>
    </style:style>
    <style:style style:name="T4" style:family="text">
      <style:text-properties officeooo:rsid="02d2f57b"/>
    </style:style>
    <style:style style:name="T5" style:family="text">
      <style:text-properties officeooo:rsid="00bef37a"/>
    </style:style>
    <style:style style:name="T6" style:family="text">
      <style:text-properties officeooo:rsid="00bef3b0"/>
    </style:style>
    <style:style style:name="T7" style:family="text">
      <style:text-properties officeooo:rsid="006be3ed"/>
    </style:style>
    <style:style style:name="T8" style:family="text">
      <style:text-properties officeooo:rsid="00bff194"/>
    </style:style>
    <style:style style:name="T9" style:family="text">
      <style:text-properties officeooo:rsid="0072ab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/>
      <text:p text:style-name="P2"/>
      <text:p text:style-name="P3">Перед мачтой с флагом устроены квадраты взрыхлённой земли — по одному для каждого отряда, где дети выкладывают сегодняшнее число головками оторванными <text:span text:style-name="T2">у </text:span>цвето<text:span text:style-name="T2">в</text:span>, или зелёными листьями, потому что идёт соревнование <text:span text:style-name="T2">на </text:span>лучше<text:span text:style-name="T2">е</text:span> оформлен<text:span text:style-name="T2">ие отрядного календаря</text:span>.</text:p>
      <text:p text:style-name="P4">По воскресеньям <text:s/>в лагерь приезжают родители, привозят своим детям пряники, конфеты и — ситро!</text:p>
      <text:p text:style-name="P4">Мама отводит нас куда-нибудь в зелёную тень деревьев, смотрит как мы жуём и расспрашивает про жизнь в лагере, а папа щёлкает новеньким фотоаппаратом ФЭД-2.</text:p>
      <text:p text:style-name="P4">Жизнь <text:span text:style-name="T2">в лагере</text:span>, как жизнь. </text:p>
      <text:p text:style-name="P4">Недавно все <text:span text:style-name="T2">отряды выходили</text:span> в поход, до самого обеда, а вернулись — опаньки! <text:span text:style-name="T3">С</text:span>юрприз!</text:p>
      <text:p text:style-name="P5">На дощатом помосте в ограждении высоких беседочн<text:span text:style-name="T2">ых</text:span> перил, напротив входа в зрительный зал барака, нас всех <text:span text:style-name="T4">о</text:span>ж<text:span text:style-name="T4">и</text:span>д<text:span text:style-name="T2">ал</text:span> ресторан. </text:p>
      <text:p text:style-name="P5">Оказывается девочки старших отрядов вместо похода расставили там столы и стулья и вместе с поварихами приготовили обед.</text:p>
      <text:p text:style-name="P5">На столах разлож<text:span text:style-name="T2">ены</text:span> <text:span text:style-name="T2">тетрадные </text:span>лист<text:span text:style-name="T2">оч</text:span>ки со списком блюд и все подзыва<text:span text:style-name="T2">ют</text:span> девочек взрослым словом «официант!», <text:span text:style-name="T2">чтоб</text:span> те прин<text:span text:style-name="T2">я</text:span>ли заказ <text:span text:style-name="T2">на</text:span> салат «майский» или «луковый».</text:p>
      <text:p text:style-name="P5"><text:span text:style-name="T3">Когда ресторан закончился,</text:span> я случайно услы<text:span text:style-name="T2">х</text:span>ал, как две официантки подсмеивались между собой, что все заказывали «майский», а «луковый»-то был вкуснее и им больше досталось.</text:p>
      <text:p text:style-name="P5">Я дал себе наказ: не покупаться <text:span text:style-name="T2">в</text:span> будуще<text:span text:style-name="T2">м</text:span> на финтифлюшные названия.</text:p>
      <text:p text:style-name="P5"/>
      <text:p text:style-name="P6">Жаль только, что в распорядке лагер<text:span text:style-name="T2">я</text:span> остался пережиток детсадного прошлого, правда, под новым именем — «мёртвый час».</text:p>
      <text:p text:style-name="P6"><text:span text:style-name="T2">П</text:span>осле обеда вс<text:span text:style-name="T2">ем</text:span> ра<text:span text:style-name="T2">зойтись</text:span> по своим палатам и по койкам. <text:span text:style-name="T2">Спать!</text:span></text:p>
      <text:p text:style-name="P6">Спать среди дня <text:span text:style-name="T2">не получается</text:span>, <text:span text:style-name="T2">и</text:span> двухчасовый «мёртвый час» тянется <text:span text:style-name="T5">ужасно</text:span> медленно.</text:p>
      <text:p text:style-name="P6"><text:span text:style-name="T5">В</text:span> который раз <text:span text:style-name="T5">уж </text:span>переслушаны все <text:span text:style-name="T5">страшные</text:span> истории: и про женщину в белом, <text:span text:style-name="T5">которая</text:span> п<text:span text:style-name="T5">ьёт</text:span> собственную кровь, и про чёрную руку, <text:span text:style-name="T5">что </text:span>души<text:span text:style-name="T5">т</text:span> <text:span text:style-name="T5">всех подряд</text:span>, а до <text:s/>под<text:span text:style-name="T5">ъёма</text:span> всё те же бесконечные тридцать восемь минут...</text:p>
      <text:p text:style-name="P6"/>
      <text:p text:style-name="P6">Как-то в обед я заметил, что трое мальчиков из моего отряда обмениваются многозначительными кивками и <text:span text:style-name="T5">за</text:span>шифрованными знаками условных взмахов рук. </text:p>
      <text:p text:style-name="P6"><text:span text:style-name="T5">Яснее ясного — т</text:span>ут сговор. А как же я?</text:p>
      <text:p text:style-name="P6"><text:span text:style-name="T3">И я до того упорно</text:span> прист<text:span text:style-name="T5">а</text:span>л к одному из них, что <text:span text:style-name="T5">тот</text:span> <text:span text:style-name="T5">открыл мне тайну</text:span> — <text:span text:style-name="T5">договорено </text:span>не <text:span text:style-name="T5">идти</text:span> после обеда на «мёртвый час» <text:span text:style-name="T5">в палату</text:span>, а убежать в лес, <text:span text:style-name="T4">там кто-то из них знает место, где малины — больше, чем листьев. </text:span></text:p>
      <text:p text:style-name="P7"><text:span text:style-name="T5">О</text:span>бед <text:span text:style-name="T5">закончился и</text:span> когда <text:span text:style-name="T3">мальчики</text:span>, пригнувшись, украдкой побежали в другую от барака сторону, я припустил следом, отразил попытку предводителя <text:span text:style-name="T5">завернуть меня обратно,</text:span> в палату, <text:span text:style-name="T5">и</text:span> вместе со всеми выполз под колючей проволоко<text:span text:style-name="T5">ю</text:span> в лес.</text:p>
      <text:p text:style-name="P7">Мы вооружились палками типа винтовок и автоматов, и зашагали по широкой тропе <text:span text:style-name="T5">между сосен и</text:span> кустарник<text:span text:style-name="T3">ов</text:span>. Потом, вслед за командиром свернули на <text:span text:style-name="T5">какую-то</text:span> из полян и снова зашли в лес, но уже без тропинки.</text:p>
      <text:p text:style-name="P7">Там мы долго блуждали и вместо малины попадались лишь кусты волчьей ягоды, а её есть нельзя — она ядовитая.</text:p>
      <text:p text:style-name="P7">Наконец, нам это надоело <text:span text:style-name="T6">и</text:span> командир признался, что не может найти обещанного малинного места.</text:p>
      <text:p text:style-name="P7">Ему сказа<text:span text:style-name="T6">ли</text:span>: «эх, ты! <text:span text:style-name="T6">тоже мне!</text:span>», и мы <text:span text:style-name="T6">опять</text:span> стали блуждать по лесу, покуда не вышли к колючей проволоке.</text:p>
      <text:p text:style-name="P7">Следуя путеводным колючкам лагерного ограждения, мы вышли к знакомой уже тропе и воспрянувший духом командир отдал команду строиться.</text:p>
      <text:p text:style-name="P7">Похоже, <text:span text:style-name="T6">начнём</text:span> играть в «войнушку».</text:p>
      <text:p text:style-name="P7"><text:soft-page-break/>Мы исполнили команду и встали в шеренгу вдоль тропинки, <text:span text:style-name="T6">прижимая к</text:span> живот<text:span text:style-name="T6">ам</text:span> су<text:span text:style-name="T6">чкастые</text:span> автоматы.</text:p>
      <text:p text:style-name="P8">И тут из-за <text:span text:style-name="T6">густого</text:span> куста, с <text:span text:style-name="T6">воплем</text:span> «бросай оружие!», вдруг выпрыгнули две взрослые женщины, лагерные воспитательницы.</text:p>
      <text:p text:style-name="P8">Мы ошарашенно <text:span text:style-name="T6">обронили</text:span> свои палки и, <text:span text:style-name="T6">приготовленной</text:span> уже шеренгой, были отконвоированы к воротам лагеря.</text:p>
      <text:p text:style-name="P8">Одна шла впереди, вторая замыкала строй.</text:p>
      <text:p text:style-name="P8">На вечерней линейке директор объявил, что случилось ЧП, и что родителям сообщат, и <text:span text:style-name="T6">что </text:span>будет поставлен вопрос об исключении нас из лагеря.</text:p>
      <text:p text:style-name="P8">После линейки мои брат с сестрой подошли ко мне из своего младшего отряда:</text:p>
      <text:p text:style-name="P8">- Ну, тебе будет!</text:p>
      <text:p text:style-name="P8">- А!- отмахнулся я, хоть и страшился неопределённости наказания <text:span text:style-name="T3">за</text:span> постановк<text:span text:style-name="T3">у</text:span> вопроса о <text:span text:style-name="T3">твоём</text:span> исключении.</text:p>
      <text:p text:style-name="P8">Эта неопределённость мучила меня до конца недели, когда снова настал родительский день и мама привезла сгущёнку и печенье, <text:span text:style-name="T6">но</text:span> ни словом не помянула <text:s/>мо<text:span text:style-name="T6">й</text:span> проступ<text:span text:style-name="T6">ок</text:span>.</text:p>
      <text:p text:style-name="P8">Мне отлегло, а когда родители уехали Наташа рассказала, что мама уже знала о случившемся и, <text:span text:style-name="T7">в моё отсутствие</text:span>, расспрашивала кто ещё ходил в бега <text:span text:style-name="T3">со мною</text:span>, а потом сказала папе:</text:p>
      <text:p text:style-name="P8">- Ну, этих-то не исключат.</text:p>
      <text:p text:style-name="P9"/>
      <text:p text:style-name="P10">В конце лета в жизни Квартала произошло изменение, каждый день в пять часов во двор <text:span text:style-name="T8">стала</text:span> приезжать машина для мусора, она <text:span text:style-name="T8">громко</text:span> сигнал<text:span text:style-name="T8">ила</text:span> и <text:span text:style-name="T8">жильцы</text:span> домов несли к ней свои мусорные вёдра. </text:p>
      <text:p text:style-name="P10">А ящики из мусорки за нашим домом <text:span text:style-name="T8">куда-то </text:span>увезли и заколотили её ворота досками.</text:p>
      <text:p text:style-name="P10">В сентябре на длинном поле от Бугорка до мусорки тарахтел и лязгал бульдозер, передвигая горы земли. После него осталось широкое поле, метра на два ниже прежнего, в следах о<text:span text:style-name="T8">т</text:span> его гусениц.</text:p>
      <text:p text:style-name="P10">Ещё через месяц был воскресник для взрослых, но папа разрешил и мне пойти с ним. </text:p>
      <text:p text:style-name="P11">За соседним кварталом на опушке леса стояло длинное здание похожее на барак в пионерлагере и люди воскресника начали его бить и разваливать.</text:p>
      <text:p text:style-name="P11">Папа забрался на самый верх, <text:span text:style-name="T8">он ломом</text:span> сбрасывал целые куски крыши и <text:span text:style-name="T8">при этом </text:span>покрикивал:</text:p>
      <text:p text:style-name="P11">- Э! Ломать не строить! Душа не болит!</text:p>
      <text:p text:style-name="P11">Мне воскресник не очень понравился — там <text:span text:style-name="T8">про</text:span>гоня<text:span text:style-name="T8">ют</text:span>, чтоб <text:span text:style-name="T8">ты </text:span>близко не подходил, а просто слушать как визжат гвозди, когда их вместе с досками отдирают от балок, <text:span text:style-name="T8">быстро</text:span> надоедает.</text:p>
      <text:p text:style-name="P12"/>
      <text:p text:style-name="P13"><text:span text:style-name="T8">(...</text:span>теперь <text:span text:style-name="T8">вот </text:span>никак не вспомню — накануне воскресника, или сразу после него, Никита Сергеевич Хрущёв был <text:span text:style-name="T8">свергнут</text:span> с поста и самым главным стал Леонид Брежнев.</text:p>
      <text:p text:style-name="P14">И это когда до коммунизма оставалось каких-нибудь восемнадцать лет...<text:span text:style-name="T8">)</text:span></text:p>
      <text:p text:style-name="P14"/>
      <text:p text:style-name="P15">В своей <text:span text:style-name="T8">весьма</text:span> поле<text:span text:style-name="T9">з</text:span>ной книге <text:span text:style-name="T9">Сетон-Томпсон настаивает, что луки надо делать непременно из ясеня. </text:span></text:p>
      <text:p text:style-name="P1">Но где тут его найдёшь, ясень-то? В лесу одни только сосны да ели, а из лиственных берёза с осиной, а всё прочее уже кустарник.</text:p>
      <text:p text:style-name="P1">Так что луки, по совету соседа по площадке Степана Зимина, я делал из можжевельника.</text:p>
      <text:p text:style-name="P1">Можжевельник нужен не старый, <text:span text:style-name="T8">тот слишком ветвист</text:span>, и не слишком толстый, а то не согн<text:span text:style-name="T8">ут</text:span>ь.</text:p>
      <text:p text:style-name="P1">Полутораметровое деревце в самый раз — лук будет упругим и сильным.</text:p>
      <text:p text:style-name="P1">Пущенная из него стрела взовьётся в серое осеннее небо метров на тридцать, едва разглядишь, а потом отвесно упадёт и воткнётся в землю, потому что наконечником у неё гвоздь <text:span text:style-name="T4">примотанный</text:span> изолентой.</text:p>
      <text:p text:style-name="P1">Саму стрелу надо делать из тонкой штукатурной рейки — расщепить <text:span text:style-name="T8">её</text:span> вдоль и обстругать <text:soft-page-break/>округло.</text:p>
      <text:p text:style-name="P1">Вот только оперения у моих стрел не было, хоть у Сетон-Томсона и объяснялось как его делать.</text:p>
      <text:p text:style-name="P1">Во-первых, откуда перья взять? <text:span text:style-name="T1">Папу просить бесполезно, у него на работе только механика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8T13:32:54.871999652</meta:creation-date>
    <dc:date>2017-02-28T13:33:03.146183453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54" meta:word-count="979" meta:character-count="6232" meta:non-whitespace-character-count="5285"/>
    <meta:generator>LibreOffice/4.3.3.2$Linux_x86 LibreOffice_project/430m0$Build-2</meta:generator>
  </office:meta>
</office:document-meta>
</file>